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dc="http://purl.org/dc/elements/1.1/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dc="http://purl.org/dc/elements/1.1/" xmlns:svg="urn:oasis:names:tc:opendocument:xmlns:svg-compatible:1.0" xmlns:number="urn:oasis:names:tc:opendocument:xmlns:datastyle:1.0" xmlns:draw="urn:oasis:names:tc:opendocument:xmlns:drawing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ITEM">
            <text:p>ITEM</text:p>
          </table:table-cell>
          <table:table-cell table:style-name="pd1" office:value-type="string" office:string-value="TYPE">
            <text:p>TYPE</text:p>
          </table:table-cell>
          <table:table-cell table:style-name="pd1" office:value-type="string" office:string-value="QUANTITY">
            <text:p>QUANTITY</text:p>
          </table:table-cell>
        </table:table-row>
        <table:table-row>
          <table:table-cell office:value-type="string" office:string-value="COFFEE BEANS">
            <text:p>COFFEE BEANS</text:p>
          </table:table-cell>
          <table:table-cell office:value-type="string" office:string-value="BOX">
            <text:p>BOX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 office:string-value="BAGGUTTE">
            <text:p>BAGGUTTE</text:p>
          </table:table-cell>
          <table:table-cell office:value-type="string" office:string-value="LOOSE">
            <text:p>LOOSE</text:p>
          </table:table-cell>
          <table:table-cell office:value-type="float" office:value="120">
            <text:p>120</text:p>
          </table:table-cell>
        </table:table-row>
        <table:table-row>
          <table:table-cell office:value-type="string" office:string-value="CRUSTY ROLLS">
            <text:p>CRUSTY ROLLS</text:p>
          </table:table-cell>
          <table:table-cell office:value-type="string" office:string-value="LOOSE">
            <text:p>LOOSE</text:p>
          </table:table-cell>
          <table:table-cell office:value-type="float" office:value="129">
            <text:p>129</text:p>
          </table:table-cell>
        </table:table-row>
        <table:table-row>
          <table:table-cell office:value-type="string" office:string-value="CARAMEL SYRUP">
            <text:p>CARAMEL SYRUP</text:p>
          </table:table-cell>
          <table:table-cell office:value-type="string" office:string-value="LOOSE">
            <text:p>LOOS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WALKERS READY SALTED">
            <text:p>WALKERS READY SALTED</text:p>
          </table:table-cell>
          <table:table-cell office:value-type="string" office:string-value="BOX">
            <text:p>BOX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 office:string-value="WALKERS CHEESE AND ONION">
            <text:p>WALKERS CHEESE AND ONION</text:p>
          </table:table-cell>
          <table:table-cell office:value-type="string" office:string-value="BOX">
            <text:p>BOX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WALKERS SALT AND VENEGAR">
            <text:p>WALKERS SALT AND VENEGAR</text:p>
          </table:table-cell>
          <table:table-cell office:value-type="string" office:string-value="BOX">
            <text:p>BOX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string-value="VANILLA SYRUP">
            <text:p>VANILLA SYRUP</text:p>
          </table:table-cell>
          <table:table-cell office:value-type="string" office:string-value="LOOSE">
            <text:p>LOOS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ALTED CARAMEL">
            <text:p>SALTED CARAMEL</text:p>
          </table:table-cell>
          <table:table-cell office:value-type="string" office:string-value="LOOSE">
            <text:p>LOOS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PIPERS">
            <text:p>PIPERS</text:p>
          </table:table-cell>
          <table:table-cell office:value-type="string" office:string-value="BOX">
            <text:p>BOX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 office:string-value="GREEXE PROOF BAG">
            <text:p>GREEXE PROOF BAG</text:p>
          </table:table-cell>
          <table:table-cell office:value-type="string" office:string-value="PACK">
            <text:p>PACK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string-value="TOMATO SACHETS">
            <text:p>TOMATO SACHETS</text:p>
          </table:table-cell>
          <table:table-cell office:value-type="string" office:string-value="BOX">
            <text:p>BOX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string-value="BROWN SAUCE">
            <text:p>BROWN SAUCE</text:p>
          </table:table-cell>
          <table:table-cell office:value-type="string" office:string-value="BOX">
            <text:p>BOX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dc="http://purl.org/dc/elements/1.1/" xmlns:svg="urn:oasis:names:tc:opendocument:xmlns:svg-compatible:1.0" xmlns:number="urn:oasis:names:tc:opendocument:xmlns:datastyle:1.0" xmlns:draw="urn:oasis:names:tc:opendocument:xmlns:drawing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dc="http://purl.org/dc/elements/1.1/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